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entury Schoolbook Bold" svg:font-family="'Century Schoolbook Bold', 'Times New Roman'"/>
    <style:font-face style:name="Garamond" svg:font-family="Garamond"/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Negative Numbers</text:h>
      <text:p text:style-name="Text_20_body"/>
      <text:p text:style-name="Text_20_body">Adding: a+b</text:p>
      <text:list xml:id="list42489209" text:style-name="L1">
        <text:list-item>
          <text:p text:style-name="P1">If both negative, add ignoring signs, make result negative.</text:p>
          <text:list>
            <text:list-item>
              <text:p text:style-name="P1">-3 + -2 = -5</text:p>
            </text:list-item>
          </text:list>
        </text:list-item>
        <text:list-item>
          <text:p text:style-name="P1">If one negative, subtract larger – smaller ignoring sign, use sign of larger number.</text:p>
          <text:list>
            <text:list-item>
              <text:p text:style-name="P1">-3 + 2 = -1</text:p>
            </text:list-item>
          </text:list>
        </text:list-item>
      </text:list>
      <text:p text:style-name="Text_20_body">Subtracting: a – b</text:p>
      <text:list xml:id="list42500504" text:style-name="L2">
        <text:list-item>
          <text:p text:style-name="P2">If b is negative, the minus and negative sign cancel:</text:p>
          <text:list>
            <text:list-item>
              <text:p text:style-name="P2">5 - (-2) = 5 + (+2) = 7</text:p>
            </text:list-item>
          </text:list>
        </text:list-item>
        <text:list-item>
          <text:p text:style-name="P2">Otherwise, insert “+”, because “a-b” is the same as “a + -b”, then use adding rules above</text:p>
          <text:list>
            <text:list-item>
              <text:p text:style-name="P2">-5 - 2 = -5 + -2 = -7</text:p>
            </text:list-item>
          </text:list>
        </text:list-item>
      </text:list>
      <text:p text:style-name="Text_20_body">Multiplication &amp; Division: a * b, a / b</text:p>
      <text:list xml:id="list42541168" text:style-name="L3">
        <text:list-item>
          <text:p text:style-name="P3">If only one number is negative, do as usual ignoring sign, result is negative</text:p>
          <text:list>
            <text:list-item>
              <text:p text:style-name="P3">(-5) * 2 = -10</text:p>
            </text:list-item>
          </text:list>
        </text:list-item>
        <text:list-item>
          <text:p text:style-name="P3">If both numbers are negative, they cancel &amp; the result is positive</text:p>
          <text:list>
            <text:list-item>
              <text:p text:style-name="P3">(-10) / (-2) = +5</text:p>
            </text:list-item>
          </text:list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entury Schoolbook Bold" svg:font-family="'Century Schoolbook Bold', 'Times New Roman'"/>
    <style:font-face style:name="Garamond" svg:font-family="Garamond"/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ramond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Garamond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entury Schoolbook Bold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A. Wheeler</meta:initial-creator>
    <meta:creation-date>2009-03-24T22:37:05.76</meta:creation-date>
    <dc:date>2009-03-24T22:45:30.12</dc:date>
    <dc:creator>David A. Wheeler</dc:creator>
    <meta:editing-duration>PT00H08M30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16" meta:word-count="146" meta:character-count="622"/>
    <meta:user-defined meta:name="Info 1"/>
    <meta:user-defined meta:name="Info 2"/>
    <meta:user-defined meta:name="Info 3"/>
    <meta:user-defined meta:name="Info 4"/>
  </office:meta>
</office:document-meta>
</file>